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08f0b2" officeooo:paragraph-rsid="00314bb9"/>
    </style:style>
    <style:style style:name="P2" style:family="paragraph" style:parent-style-name="Text_20_body">
      <style:text-properties officeooo:rsid="00087423" officeooo:paragraph-rsid="00314bb9"/>
    </style:style>
    <style:style style:name="P3" style:family="paragraph" style:parent-style-name="Heading_20_1" style:master-page-name="Right_20_Page">
      <style:paragraph-properties style:page-number="auto"/>
      <style:text-properties officeooo:rsid="000b6937" officeooo:paragraph-rsid="00314bb9"/>
    </style:style>
    <style:style style:name="P4" style:family="paragraph" style:parent-style-name="Heading_20_2">
      <style:text-properties officeooo:paragraph-rsid="00314bb9"/>
    </style:style>
    <style:style style:name="P5" style:family="paragraph" style:parent-style-name="Heading_20_3">
      <style:text-properties officeooo:rsid="00087423" officeooo:paragraph-rsid="00314bb9"/>
    </style:style>
    <style:style style:name="P6" style:family="paragraph" style:parent-style-name="Heading_20_3">
      <style:text-properties officeooo:paragraph-rsid="00314bb9"/>
    </style:style>
    <style:style style:name="T1" style:family="text">
      <style:text-properties officeooo:rsid="00324ec1"/>
    </style:style>
    <style:style style:name="T2" style:family="text">
      <style:text-properties officeooo:rsid="0030920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Four Strong Winds</text:h>
      <text:p text:style-name="P4">(<text:span text:style-name="T1">Ian Tyson</text:span>)</text:p>
      <text:p text:style-name="P5">[INTRO]</text:p>
      <text:p text:style-name="P2">G Am D</text:p>
      <text:p text:style-name="P6">[VERSE 1]</text:p>
      <text:p text:style-name="P2">G <text:s text:c="24"/>Am</text:p>
      <text:p text:style-name="P2">I think I'll go out to Alberta</text:p>
      <text:p text:style-name="P2"><text:s text:c="10"/>D <text:s text:c="16"/>G</text:p>
      <text:p text:style-name="P2">Weather's good there in the fall</text:p>
      <text:p text:style-name="P2"><text:s text:c="9"/>G <text:s text:c="22"/>Am <text:s text:c="11"/>D <text:s text:c="8"/></text:p>
      <text:p text:style-name="P2">I've got some friends that I can go to working for</text:p>
      <text:p text:style-name="P2"><text:s text:c="8"/>G <text:s text:c="21"/>Am</text:p>
      <text:p text:style-name="P2">Still I wish you'd change your mind</text:p>
      <text:p text:style-name="P2"><text:s text:c="5"/>D <text:s text:c="15"/>G</text:p>
      <text:p text:style-name="P2">If I ask you one more time</text:p>
      <text:p text:style-name="P2"><text:s text:c="10"/>Am <text:s text:c="17"/>C <text:s text:c="12"/>D</text:p>
      <text:p text:style-name="P2">But we've been through that a hundred times before</text:p>
      <text:p text:style-name="P6">[CHORUS]</text:p>
      <text:p text:style-name="P2"><text:s text:c="12"/>G <text:s text:c="14"/>Am</text:p>
      <text:p text:style-name="P2">Four strong winds that blow lonely</text:p>
      <text:p text:style-name="P2"><text:s text:c="6"/>D <text:s text:c="12"/>G</text:p>
      <text:p text:style-name="P2">Seven seas that run high</text:p>
      <text:p text:style-name="P2"><text:s text:c="10"/>G <text:s text:c="16"/>Am <text:s text:c="14"/>D</text:p>
      <text:p text:style-name="P2">All those things that don't change come what may</text:p>
      <text:p text:style-name="P2"><text:tab/> <text:s/>G <text:s text:c="17"/>Am</text:p>
      <text:p text:style-name="P2">For the good times are all gone</text:p>
      <text:p text:style-name="P2"><text:s text:c="8"/>D <text:s text:c="15"/>G</text:p>
      <text:p text:style-name="P2">And I'm bound for moving on</text:p>
      <text:p text:style-name="P2"><text:s text:c="10"/>Am <text:s text:c="12"/>C <text:s text:c="13"/>D <text:s text:c="9"/></text:p>
      <text:p text:style-name="P2">I'll look for you if I'm ever back this way</text:p>
      <text:p text:style-name="P2"/>
      <text:p text:style-name="P2"/>
      <text:p text:style-name="P2"/>
      <text:p text:style-name="P6"><text:soft-page-break/>[VERSE 2]</text:p>
      <text:p text:style-name="P2"><text:s text:c="5"/>G <text:s text:c="19"/>Am</text:p>
      <text:p text:style-name="P2">If I get there before the snow flies,</text:p>
      <text:p text:style-name="P2"><text:s text:c="7"/>D <text:s text:c="17"/><text:span text:style-name="T2">G</text:span> </text:p>
      <text:p text:style-name="P2">And if things are looking good</text:p>
      <text:p text:style-name="P2"><text:s text:c="10"/>G <text:s text:c="11"/>Am <text:s text:c="15"/>D</text:p>
      <text:p text:style-name="P2">You could meet me if I sent you down the fare</text:p>
      <text:p text:style-name="P2"><text:s text:c="7"/>G <text:s text:c="15"/>Am</text:p>
      <text:p text:style-name="P2">But by then it would be winter</text:p>
      <text:p text:style-name="P2"><text:s text:c="8"/>D <text:s text:c="14"/>G</text:p>
      <text:p text:style-name="P2">Not too much for you to do</text:p>
      <text:p text:style-name="P2"><text:s text:c="10"/>Am <text:s text:c="17"/>C <text:s text:c="11"/>D <text:s text:c="8"/></text:p>
      <text:p text:style-name="P2">And those winds sure can blow cold way out there</text:p>
      <text:p text:style-name="P6">[CHORUS]</text:p>
      <text:p text:style-name="P2"><text:s text:c="12"/>G <text:s text:c="14"/>Am</text:p>
      <text:p text:style-name="P2">Four strong winds that blow lonely</text:p>
      <text:p text:style-name="P2"><text:s text:c="6"/>D <text:s text:c="12"/>G</text:p>
      <text:p text:style-name="P2">Seven seas that run high</text:p>
      <text:p text:style-name="P2"><text:s text:c="10"/>G <text:s text:c="16"/>Am <text:s text:c="14"/>D</text:p>
      <text:p text:style-name="P2">All those things that don't change come what may</text:p>
      <text:p text:style-name="P2"><text:s text:c="8"/>G <text:s text:c="17"/>Am</text:p>
      <text:p text:style-name="P2">For the good times are all gone</text:p>
      <text:p text:style-name="P2"><text:s text:c="8"/>D <text:s text:c="15"/>G</text:p>
      <text:p text:style-name="P2">And I'm bound for moving on</text:p>
      <text:p text:style-name="P2"><text:s text:c="10"/>Am <text:s text:c="12"/>C <text:s text:c="13"/>D <text:s text:c="9"/></text:p>
      <text:p text:style-name="P2">I'll look for you if I'm ever back this way</text:p>
      <text:p text:style-name="P6">[OUTRO]</text:p>
      <text:p text:style-name="P2"><text:s text:c="10"/>Am <text:s text:c="12"/>C <text:s text:c="13"/>D <text:s text:c="9"/></text:p>
      <text:p text:style-name="P2">I'll look for you if I'm ever back this way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0.75cm" fo:margin-bottom="0.75cm" fo:margin-left="0.75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2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3H31M29S</meta:editing-duration>
    <meta:editing-cycles>36</meta:editing-cycles>
    <meta:generator>LibreOffice/5.2.7.2$Linux_X86_64 LibreOffice_project/20m0$Build-2</meta:generator>
    <dc:title>Lyrics + Chords</dc:title>
    <dc:date>2017-10-14T08:00:54.884373544</dc:date>
    <meta:print-date>2017-04-03T12:23:29.985893000</meta:print-date>
    <meta:document-statistic meta:table-count="0" meta:image-count="0" meta:object-count="0" meta:page-count="2" meta:paragraph-count="59" meta:word-count="267" meta:character-count="1847" meta:non-whitespace-character-count="880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